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0b94b2"/>
    </style:style>
    <style:style style:name="T3" style:family="text">
      <style:text-properties officeooo:rsid="000cdb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patial distribution modeling of Thanatophilus sinuatus</text:span> (Coleoptera: <text:span text:style-name="T2">Silphinae</text:span>) in the Czech Republic</text:p>
      <text:p text:style-name="Standard"/>
      <text:p text:style-name="Standard"><text:span text:style-name="T2">Carrion beetles of genus Thantophilus</text:span> are an important part of the North Hemisphere ecosystems. They are providing valuable ecosystem services by promoting nutrient cycling and biological control of pests. <text:span text:style-name="T2">The presence of Thanatophilus sinuatus is well known in the </text:span>Czech Republic and our goal was to <text:span text:style-name="T2">model the possible occurence by using statistical methods</text:span>. The study <text:span text:style-name="T2">based on observations of the species in the Czech Republic and other Central European countries. </text:span>We confirmed that biodiversity centers of these species are at lowland's open-landscapes, which are also centers of intensive agriculture. This pose a major threat to their abundance, because they could be heavily impacted by farming practices such as the use of broad spectrum pesticides or deep plowing. If we would li<text:bookmark text:name="_GoBack"/>ke to protect these beetles than it is important to minimize the use of broad spectrum pesticides by farmers in the regions where they are present and especially during the breeding season. </text:p>
      <text:p text:style-name="Standard"/>
      <text:p text:style-name="Standard">Keywords: Silphidae; <text:span text:style-name="T3">Thanatophilus</text:span>; <text:span text:style-name="T3">spatial modelling</text:span>; Czech Republic; nature, <text:span text:style-name="T3">MaxEnt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ec Pavel</meta:initial-creator>
    <meta:editing-cycles>55</meta:editing-cycles>
    <meta:creation-date>2015-02-26T07:29:00</meta:creation-date>
    <dc:date>2017-03-07T09:06:55.613553710</dc:date>
    <meta:editing-duration>PT15H41M46S</meta:editing-duration>
    <meta:generator>LibreOffice/5.1.6.2$Linux_X86_64 LibreOffice_project/10m0$Build-2</meta:generator>
    <meta:document-statistic meta:table-count="0" meta:image-count="0" meta:object-count="0" meta:page-count="1" meta:paragraph-count="3" meta:word-count="174" meta:character-count="1164" meta:non-whitespace-character-count="991"/>
    <meta:user-defined meta:name="AppVersion">15.0000</meta:user-defined>
    <meta:user-defined meta:name="Company">Česká zemědělská univerzita v Praz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